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e9f7e" officeooo:paragraph-rsid="000e9f7e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e9f7e" officeooo:paragraph-rsid="000e9f7e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officeooo:rsid="00103da5" officeooo:paragraph-rsid="00103da5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03da5" officeooo:paragraph-rsid="00103da5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03da5" officeooo:paragraph-rsid="00103da5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422d2" officeooo:paragraph-rsid="001422d2" style:font-size-asian="18pt" style:font-weight-asian="bold" style:font-size-complex="18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officeooo:rsid="000e9f7e" officeooo:paragraph-rsid="000e9f7e" style:font-size-asian="12.25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officeooo:rsid="00103da5" officeooo:paragraph-rsid="00103da5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03da5" officeooo:paragraph-rsid="00103da5" style:font-size-asian="12.25pt" style:font-size-complex="14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officeooo:rsid="0011c5f2" officeooo:paragraph-rsid="0011c5f2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422d2" officeooo:paragraph-rsid="001422d2" style:font-size-asian="12.25pt" style:font-size-complex="14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officeooo:rsid="001c3974" officeooo:paragraph-rsid="001c3974" style:font-size-asian="12.25pt" style:font-size-complex="14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422d2" officeooo:paragraph-rsid="001422d2" style:font-size-asian="12.25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fo:font-size="14pt" style:text-underline-style="none" fo:font-weight="normal" officeooo:rsid="001422d2" officeooo:paragraph-rsid="001422d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none" fo:font-weight="normal" officeooo:rsid="001422d2" officeooo:paragraph-rsid="001422d2" style:font-size-asian="12.25pt" style:font-weight-asian="normal" style:font-size-complex="14pt" style:font-weight-complex="normal"/>
    </style:style>
    <style:style style:name="T1" style:family="text">
      <style:text-properties officeooo:rsid="000e9f7e"/>
    </style:style>
    <style:style style:name="T2" style:family="text">
      <style:text-properties officeooo:rsid="001d10de"/>
    </style:style>
    <style:style style:name="T3" style:family="text">
      <style:text-properties officeooo:rsid="0015e7d3"/>
    </style:style>
    <style:style style:name="T4" style:family="text">
      <style:text-properties officeooo:rsid="00178df1"/>
    </style:style>
    <style:style style:name="T5" style:family="text">
      <style:text-properties officeooo:rsid="001b45c2"/>
    </style:style>
    <style:style style:name="T6" style:family="text">
      <style:text-properties officeooo:rsid="001c39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LES</text:p>
      <text:p text:style-name="P1"/>
      <text:p text:style-name="P5">RULES TO PLAY THE GAME</text:p>
      <text:p text:style-name="P4"/>
      <text:list xml:id="list1961084246" text:style-name="L1">
        <text:list-item>
          <text:p text:style-name="P7">GAME IS PLAYED USING ONE DECK OF <text:s/>CARDS(WITH NO JOKER).</text:p>
        </text:list-item>
        <text:list-item>
          <text:p text:style-name="P7">EACH PLAYER IS DISTRIBUTED WITH 13 CARDS.</text:p>
        </text:list-item>
        <text:list-item>
          <text:p text:style-name="P7">EACH PLAYER MUST SELECT A BID.</text:p>
        </text:list-item>
        <text:list-item>
          <text:p text:style-name="P7">SPADE IS A TRUMP CARD.</text:p>
        </text:list-item>
        <text:list-item>
          <text:p text:style-name="P7">SUIT RANKING IS SPADE, HEART, DIAMOND, CLUB.</text:p>
        </text:list-item>
        <text:list-item>
          <text:p text:style-name="P7">RANKING OF CARDS ARE <text:s/><text:span text:style-name="T2">A,K,Q,J,10,9,8,7,6,5,4,3,2.</text:span></text:p>
        </text:list-item>
        <text:list-item>
          <text:p text:style-name="P7">THERE WILL BE 13 TRICKS. EACH TRICK HAS A WINNER.</text:p>
        </text:list-item>
        <text:list-item>
          <text:p text:style-name="P12">OTHER PLAYERS CARDS ARE HIGHLIGHTED BASED ON THE FIRST PLAYER’S DISCARDED CARD.</text:p>
        </text:list-item>
        <text:list-item>
          <text:p text:style-name="P8"><text:span text:style-name="T1">E</text:span>ACH PLAYER MUST DISCARD A CARD FROM THE <text:span text:style-name="T5">HIGHLI</text:span><text:span text:style-name="T6">GH</text:span><text:span text:style-name="T5">TED</text:span> CARDS.</text:p>
        </text:list-item>
        <text:list-item>
          <text:p text:style-name="P7">THE TRICK WINNER IS SELECTED BASED ON THE RANK OF THE CARD.</text:p>
        </text:list-item>
        <text:list-item>
          <text:p text:style-name="P7">THE TRICK WINNER GETS CHANCE TO DISCARD THE FIRST CARD <text:span text:style-name="T4">IN THE NEXT TRICK.</text:span> </text:p>
        </text:list-item>
      </text:list>
      <text:p text:style-name="P9"/>
      <text:p text:style-name="P5">HOW TO WIN THE GAME</text:p>
      <text:p text:style-name="P3"/>
      <text:list xml:id="list481902135" text:style-name="L2">
        <text:list-item>
          <text:p text:style-name="P10">THE PLAYER MUST ATLEAST SCORE THE N<text:span text:style-name="T6">UMBER</text:span> OF TRICKS THAT <text:s/>PLAYER HAS BID.</text:p>
        </text:list-item>
        <text:list-item>
          <text:p text:style-name="P10">IF THE PLAYER DOES SO HE GETS THE POINTS.</text:p>
        </text:list-item>
        <text:list-item>
          <text:p text:style-name="P10">UPON FAILING TO SCORE THE COMMITTED N<text:span text:style-name="T6">UMBER</text:span> OF TRICKS THE PLAYER RECEIVES A PENALTY.</text:p>
        </text:list-item>
      </text:list>
      <text:p text:style-name="P11"/>
      <text:p text:style-name="P6">CALL BREAK POINT SYSTEM IN DETAIL</text:p>
      <text:p text:style-name="P6"/>
      <text:list xml:id="list3232521141" text:style-name="L3">
        <text:list-item>
          <text:p text:style-name="P13">IF A PLAYER BIDS X CALLS AND WINS X TRICKS. PLAYER GETS X POINTS.</text:p>
        </text:list-item>
        <text:list-item>
          <text:p text:style-name="P13">IF A PLAYER BIDS X CALLS AND WINS LESS THAN X THAT IS Y. PLAYER IS PENALIZED <text:span text:style-name="T3">WITH</text:span> <text:span text:style-name="T3">EXTRA/OVER COMMITTED BIDS.</text:span></text:p>
        </text:list-item>
        <text:list-item>
          <text:p text:style-name="P14">IF A PLAYER BIDS X CALLS AND WINS MORE THAN X THAT IS Z. PLAYER GETS X POINTS AND GETS EXTRA 0.1 POINTS FOR EVERY EXTRA TRICK WON.</text:p>
        </text:list-item>
      </text:list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0:21:32.031854718</meta:creation-date>
    <dc:date>2022-03-30T14:06:18.702538592</dc:date>
    <meta:editing-duration>PT54M2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31" meta:character-count="1175" meta:non-whitespace-character-count="978"/>
  </office:meta>
</office:document-meta>
</file>